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 table:number-rows-repeated="11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1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1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1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1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1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1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 table:number-rows-repeated="51">
          <table:table-cell table:style-name="ce23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0:42:42.443740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2T10:58:15.473439017</dc:date>
    <meta:editing-duration>PT31M42S</meta:editing-duration>
    <meta:editing-cycles>35</meta:editing-cycles>
    <meta:generator>LibreOffice/4.2.8.2$Linux_X86_64 LibreOffice_project/420m0$Build-2</meta:generator>
    <meta:document-statistic meta:table-count="4" meta:cell-count="1266" meta:object-count="0"/>
  </office:meta>
</office:document-meta>
</file>